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D5D000005292FE973F1.wmf"/>
  <manifest:file-entry manifest:media-type="" manifest:full-path="Pictures/2000000700001BBD000007D1157982D3.wmf"/>
  <manifest:file-entry manifest:media-type="" manifest:full-path="Pictures/2000000700001CAD00000A01DED7776A.wmf"/>
  <manifest:file-entry manifest:media-type="" manifest:full-path="Pictures/200000070000288D000009B125E3BB30.wmf"/>
  <manifest:file-entry manifest:media-type="" manifest:full-path="Pictures/200000070000233D000008E96A3B8471.wmf"/>
  <manifest:file-entry manifest:media-type="" manifest:full-path="Pictures/2000000700002C4D0000186131A341C5.wmf"/>
  <manifest:file-entry manifest:media-type="" manifest:full-path="Pictures/200000070000198D00000849AAAB69CA.wmf"/>
  <manifest:file-entry manifest:media-type="" manifest:full-path="Pictures/20000007000012AD000015B9664E953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vantGardeGothicC-Demi" svg:font-family="AvantGardeGothicC-Demi" style:font-family-generic="roman" style:font-pitch="variable"/>
    <style:font-face style:name="SymbolMT" svg:font-family="SymbolM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ET-Italic" svg:font-family="TimesET-Italic" style:font-family-generic="roman" style:font-pitch="variable"/>
    <style:font-face style:name="TimesETAcCyr" svg:font-family="TimesETAcCyr" style:font-family-generic="roman" style:font-pitch="variable"/>
    <style:font-face style:name="TimesETAcCyr-Italic" svg:font-family="TimesETAcCyr-Italic" style:font-family-generic="roman" style:font-pitch="variable"/>
    <style:font-face style:name="Arial" svg:font-family="Arial" style:font-family-generic="swiss" style:font-pitch="variable"/>
    <style:font-face style:name="AvantGardeGothicC-Demi1" svg:font-family="AvantGardeGothicC-Dem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MT1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ET-Italic1" svg:font-family="TimesET-Italic" style:font-family-generic="system" style:font-pitch="variable"/>
    <style:font-face style:name="TimesETAcCyr1" svg:font-family="TimesETAcCyr" style:font-family-generic="system" style:font-pitch="variable"/>
    <style:font-face style:name="TimesETAcCyr-Italic1" svg:font-family="TimesETAcCyr-Italic" style:font-family-generic="system" style:font-pitch="variable"/>
  </office:font-face-decls>
  <office:automatic-styles>
    <style:style style:name="P1" style:family="paragraph" style:parent-style-name="Standard">
      <style:text-properties style:font-name="AvantGardeGothicC-Demi" style:font-name-complex="AvantGardeGothicC-Demi1"/>
    </style:style>
    <style:style style:name="P2" style:family="paragraph" style:parent-style-name="Standard">
      <style:text-properties style:font-name="TimesETAcCyr" fo:font-size="10pt" style:font-size-asian="10pt" style:font-name-complex="TimesETAcCyr1" style:font-size-complex="10pt"/>
    </style:style>
    <style:style style:name="P3" style:family="paragraph" style:parent-style-name="Standard">
      <style:text-properties style:font-name="TimesETAcCyr-Italic" fo:font-size="8pt" fo:font-style="italic" style:font-size-asian="8pt" style:font-style-asian="italic" style:font-name-complex="TimesETAcCyr-Italic1" style:font-size-complex="8pt" style:font-style-complex="italic"/>
    </style:style>
    <style:style style:name="P4" style:family="paragraph" style:parent-style-name="Standard">
      <style:text-properties style:font-name="TimesETAcCyr-Italic" fo:font-size="10pt" fo:font-style="italic" style:font-size-asian="10pt" style:font-style-asian="italic" style:font-name-complex="TimesETAcCyr-Italic1" style:font-size-complex="10pt" style:font-style-complex="italic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style:font-name="AvantGardeGothicC-Demi" style:font-name-complex="AvantGardeGothicC-Demi1"/>
    </style:style>
    <style:style style:name="T3" style:family="text">
      <style:text-properties style:font-name="AvantGardeGothicC-Demi" fo:font-size="10pt" style:font-size-asian="10pt" style:font-name-complex="AvantGardeGothicC-Demi1" style:font-size-complex="10pt"/>
    </style:style>
    <style:style style:name="T4" style:family="text">
      <style:text-properties style:font-name="TimesETAcCyr" fo:font-size="10pt" style:font-size-asian="10pt" style:font-name-complex="TimesETAcCyr1" style:font-size-complex="10pt"/>
    </style:style>
    <style:style style:name="T5" style:family="text">
      <style:text-properties style:font-name="TimesETAcCyr" fo:font-size="9pt" style:font-size-asian="9pt" style:font-name-complex="TimesETAcCyr1" style:font-size-complex="9pt"/>
    </style:style>
    <style:style style:name="T6" style:family="text">
      <style:text-properties style:font-name="TimesETAcCyr" fo:font-size="8pt" style:font-size-asian="8pt" style:font-name-complex="TimesETAcCyr1" style:font-size-complex="8pt"/>
    </style:style>
    <style:style style:name="T7" style:family="text">
      <style:text-properties style:font-name="TimesETAcCyr" fo:font-size="6.5pt" style:font-size-asian="6.5pt" style:font-name-complex="TimesETAcCyr1" style:font-size-complex="6.5pt"/>
    </style:style>
    <style:style style:name="T8" style:family="text">
      <style:text-properties style:font-name="TimesETAcCyr-Italic" fo:font-size="10pt" fo:font-style="italic" style:font-size-asian="10pt" style:font-style-asian="italic" style:font-name-complex="TimesETAcCyr-Italic1" style:font-size-complex="10pt" style:font-style-complex="italic"/>
    </style:style>
    <style:style style:name="T9" style:family="text">
      <style:text-properties style:font-name="TimesETAcCyr-Italic" fo:font-size="6.5pt" fo:font-style="italic" style:font-size-asian="6.5pt" style:font-style-asian="italic" style:font-name-complex="TimesETAcCyr-Italic1" style:font-size-complex="6.5pt" style:font-style-complex="italic"/>
    </style:style>
    <style:style style:name="T10" style:family="text">
      <style:text-properties style:font-name="TimesETAcCyr-Italic" fo:font-size="8pt" fo:font-style="italic" style:font-size-asian="8pt" style:font-style-asian="italic" style:font-name-complex="TimesETAcCyr-Italic1" style:font-size-complex="8pt" style:font-style-complex="italic"/>
    </style:style>
    <style:style style:name="T11" style:family="text">
      <style:text-properties style:font-name="TimesETAcCyr-Italic" fo:font-size="10.5pt" fo:font-style="italic" style:font-size-asian="10.5pt" style:font-style-asian="italic" style:font-name-complex="TimesETAcCyr-Italic1" style:font-size-complex="10.5pt" style:font-style-complex="italic"/>
    </style:style>
    <style:style style:name="T12" style:family="text">
      <style:text-properties style:font-name="SymbolMT" fo:font-size="10pt" style:font-name-asian="SymbolMT1" style:font-size-asian="10pt" style:font-name-complex="SymbolMT1" style:font-size-complex="10pt"/>
    </style:style>
    <style:style style:name="T13" style:family="text">
      <style:text-properties style:font-name="TimesET-Italic" fo:font-size="10pt" fo:font-style="italic" style:font-size-asian="10pt" style:font-style-asian="italic" style:font-name-complex="TimesET-Italic1" style:font-size-complex="10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15.01cm" svg:height="8.254cm" svg:x="0cm" svg:y="0cm">
        <draw:image xlink:href="Pictures/2000000700002C4D0000186131A341C5.wmf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6" svg:width="6.331cm" svg:height="7.354cm" svg:x="0cm" svg:y="0cm">
        <draw:image xlink:href="Pictures/20000007000012AD000015B9664E953C.wmf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6" svg:width="15.01cm" svg:height="8.254cm" svg:x="0cm" svg:y="0cm">
        <draw:image xlink:href="Pictures/2000000700002C4D0000186131A341C5.wmf" xlink:type="simple" xlink:show="embed" xlink:actuate="onLoad">
          <text:p/>
        </draw:image>
      </draw:frame>
      <draw:frame text:anchor-type="page" text:anchor-page-number="0" draw:z-index="6" draw:name="Picture 5" draw:style-name="gr1" draw:text-style-name="P6" svg:width="13.74cm" svg:height="3.28cm" svg:x="0cm" svg:y="0cm">
        <draw:image xlink:href="Pictures/200000070000288D000009B125E3BB30.wmf" xlink:type="simple" xlink:show="embed" xlink:actuate="onLoad">
          <text:p/>
        </draw:image>
      </draw:frame>
      <draw:frame text:anchor-type="page" text:anchor-page-number="0" draw:z-index="8" draw:name="Picture 6" draw:style-name="gr1" draw:text-style-name="P6" svg:width="9.718cm" svg:height="3.386cm" svg:x="0cm" svg:y="0cm">
        <draw:image xlink:href="Pictures/2000000700001CAD00000A01DED7776A.wmf" xlink:type="simple" xlink:show="embed" xlink:actuate="onLoad">
          <text:p/>
        </draw:image>
      </draw:frame>
      <draw:frame text:anchor-type="page" text:anchor-page-number="0" draw:z-index="10" draw:name="Picture 7" draw:style-name="gr1" draw:text-style-name="P6" svg:width="8.66cm" svg:height="2.804cm" svg:x="0cm" svg:y="0cm">
        <draw:image xlink:href="Pictures/200000070000198D00000849AAAB69CA.wmf" xlink:type="simple" xlink:show="embed" xlink:actuate="onLoad">
          <text:p/>
        </draw:image>
      </draw:frame>
      <draw:frame text:anchor-type="page" text:anchor-page-number="0" draw:z-index="12" draw:name="Picture 8" draw:style-name="gr1" draw:text-style-name="P6" svg:width="11.941cm" svg:height="3.015cm" svg:x="0cm" svg:y="0cm">
        <draw:image xlink:href="Pictures/200000070000233D000008E96A3B8471.wmf" xlink:type="simple" xlink:show="embed" xlink:actuate="onLoad">
          <text:p/>
        </draw:image>
      </draw:frame>
      <draw:frame text:anchor-type="page" text:anchor-page-number="0" draw:z-index="14" draw:name="Picture 9" draw:style-name="gr1" draw:text-style-name="P6" svg:width="9.401cm" svg:height="2.645cm" svg:x="0cm" svg:y="0cm">
        <draw:image xlink:href="Pictures/2000000700001BBD000007D1157982D3.wmf" xlink:type="simple" xlink:show="embed" xlink:actuate="onLoad">
          <text:p/>
        </draw:image>
      </draw:frame>
      <draw:frame text:anchor-type="page" text:anchor-page-number="0" draw:z-index="16" draw:name="Picture 10" draw:style-name="gr1" draw:text-style-name="P6" svg:width="4.532cm" svg:height="1.745cm" svg:x="0cm" svg:y="0cm">
        <draw:image xlink:href="Pictures/2000000700000D5D000005292FE973F1.wmf" xlink:type="simple" xlink:show="embed" xlink:actuate="onLoad">
          <text:p/>
        </draw:image>
      </draw:frame>
      <text:p text:style-name="P5"><text:span text:style-name="Body_20_text_20__2b__20_10.5_20_pt1"><text:span text:style-name="T1">МДК.05.01. Теоретические основы обеспечения надёжности систем автоматизации и модулей мехатронньх систем</text:span></text:span></text:p>
      <text:p text:style-name="P1"/>
      <text:p text:style-name="Standard"><text:span text:style-name="T2">мдк 5.1 <text:s text:c="5"/>Тема 1.1.2.1 <text:s/>Случайные величины и их характеристики</text:span></text:p>
      <text:p text:style-name="P1"/>
      <text:p text:style-name="P1"/>
      <text:p text:style-name="P1"/>
      <text:p text:style-name="P1"/>
      <text:p text:style-name="Standard"><text:span text:style-name="T4">Внезапные отказы определяются случайными неблагоприятны-</text:span></text:p>
      <text:p text:style-name="Standard"><text:span text:style-name="T4">ми сочетаниями нескольких факторов. Случайность связана с тем,</text:span></text:p>
      <text:p text:style-name="Standard"><text:span text:style-name="T4">что причины события остаются для нас скрытыми. Рассеяние</text:span></text:p>
      <text:p text:style-name="Standard"><text:span text:style-name="T4">ресурсов по критерию усталости (оцениваемое отношением наи-</text:span></text:p>
      <text:p text:style-name="Standard"><text:span text:style-name="T4">большего ресурса к наименьшему) для подшипников достигает 40,</text:span></text:p>
      <text:p text:style-name="Standard"><text:span text:style-name="T4">для зубчатых передач — 10 … 15. Рассеяние ресурсов по износу</text:span></text:p>
      <text:p text:style-name="Standard"><text:span text:style-name="T4">также весьма значительно. Существенные рассеяние имеют дей-</text:span></text:p>
      <text:p text:style-name="Standard"><text:span text:style-name="T4">ствующие нагрузки, механические характеристики материалов и</text:span></text:p>
      <text:p text:style-name="Standard"><text:span text:style-name="T4">деталей, зазоры и натяги. Поэтому в расчетах надежности многие</text:span></text:p>
      <text:p text:style-name="Standard"><text:span text:style-name="T4">параметры должны рассматриваться случайными величинами, т. е.</text:span></text:p>
      <text:p text:style-name="Standard"><text:span text:style-name="T4">такими, которые могут принять то или иное значение, неизвестное</text:span></text:p>
      <text:p text:style-name="Standard"><text:span text:style-name="T4">заранее. Они могут быть непрерывного или прерывного (дискрет-</text:span></text:p>
      <text:p text:style-name="Standard"><text:span text:style-name="T4">ного) типа.</text:span></text:p>
      <text:p text:style-name="Standard"><text:span text:style-name="T4">Для каждого числа </text:span><text:span text:style-name="T8">х </text:span><text:span text:style-name="T4">в диапазоне изменения случайной величи-</text:span></text:p>
      <text:p text:style-name="Standard"><text:span text:style-name="T4">ны </text:span><text:span text:style-name="T8">Х </text:span><text:span text:style-name="T4">существует определенная вероятность </text:span><text:span text:style-name="T8">р</text:span><text:span text:style-name="T4">(</text:span><text:span text:style-name="T8">Х </text:span><text:span text:style-name="T12">&lt; </text:span><text:span text:style-name="T8">х</text:span><text:span text:style-name="T4">), что </text:span><text:span text:style-name="T8">Х </text:span><text:span text:style-name="T4">не пре-</text:span></text:p>
      <text:p text:style-name="Standard"><text:span text:style-name="T4">восходит </text:span><text:span text:style-name="T8">х</text:span><text:span text:style-name="T4">. Эта зависимость </text:span><text:span text:style-name="T8">F</text:span><text:span text:style-name="T4">(</text:span><text:span text:style-name="T8">х</text:span><text:span text:style-name="T4">) </text:span><text:span text:style-name="T12">= </text:span><text:span text:style-name="T8">р</text:span><text:span text:style-name="T4">(</text:span><text:span text:style-name="T8">Х </text:span><text:span text:style-name="T12">&lt; </text:span><text:span text:style-name="T8">х</text:span><text:span text:style-name="T4">) называется </text:span><text:span text:style-name="T8">функцией</text:span></text:p>
      <text:p text:style-name="Standard"><text:span text:style-name="T8">распределения </text:span><text:span text:style-name="T4">или функцией вероятности случайной величины </text:span><text:span text:style-name="T8">Х</text:span><text:span text:style-name="T4">.</text:span></text:p>
      <text:p text:style-name="Standard"><text:span text:style-name="T3"><text:s/></text:span></text:p>
      <text:p text:style-name="Standard"><text:span text:style-name="T4">Функция </text:span><text:span text:style-name="T8">F</text:span><text:span text:style-name="T4">(</text:span><text:span text:style-name="T8">х</text:span><text:span text:style-name="T4">) является неубывающей функцией </text:span><text:span text:style-name="T8">х </text:span><text:span text:style-name="T4">(монотонно</text:span></text:p>
      <text:p text:style-name="Standard"><text:span text:style-name="T4">возрастающей для непрерывных процессов и ступенчато возрас-</text:span></text:p>
      <text:p text:style-name="Standard"><text:span text:style-name="T4">тающей для дискретных процессов). В пределах изменения слу-</text:span></text:p>
      <text:p text:style-name="Standard"><text:span text:style-name="T4">чайной величины </text:span><text:span text:style-name="T8">Х </text:span><text:span text:style-name="T4">она изменяется от 0 до 1.</text:span></text:p>
      <text:p text:style-name="Standard"><text:span text:style-name="T4">Производная от функции распределения по текущей перемен-</text:span></text:p>
      <text:p text:style-name="Standard"><text:span text:style-name="T4">ной </text:span><text:span text:style-name="T12">=</text:span></text:p>
      <text:p text:style-name="P2"/>
      <text:p text:style-name="P2"/>
      <text:p text:style-name="Standard"><text:span text:style-name="T4">называется </text:span><text:span text:style-name="T8">плотностью распределения</text:span><text:span text:style-name="T4">. Она</text:span></text:p>
      <text:p text:style-name="Standard"><text:span text:style-name="T4">характеризует частость повторений данного значения случайной</text:span></text:p>
      <text:p text:style-name="Standard"><text:span text:style-name="T4">величины. В задачах надежности ее широко используют в качест-</text:span></text:p>
      <text:p text:style-name="Standard"><text:span text:style-name="T4">ве плотности вероятности.</text:span></text:p>
      <text:p text:style-name="Standard"><text:span text:style-name="T4">В ряде случаев достаточно характеризовать распределение слу-</text:span></text:p>
      <text:p text:style-name="Standard"><text:span text:style-name="T4">чайной величины некоторыми случайными величинами (рис. 1.1):</text:span></text:p>
      <text:p text:style-name="P2"/>
      <text:p text:style-name="Standard"><draw:frame draw:style-name="fr1" text:anchor-type="as-char" svg:width="15.011cm" svg:height="6.401cm" draw:z-index="1"><draw:image xlink:href="Pictures/2000000700002C4D0000186131A341C5.wmf" xlink:type="simple" xlink:show="embed" xlink:actuate="onLoad"/></draw:frame></text:p>
      <text:p text:style-name="P2"><text:soft-page-break/></text:p>
      <text:p text:style-name="Standard"><text:span text:style-name="T4">математическим ожиданием (средним значением), модой и ме-</text:span></text:p>
      <text:p text:style-name="Standard"><text:span text:style-name="T4">дианой, характеризующими положение центров группирования</text:span></text:p>
      <text:p text:style-name="Standard"><text:span text:style-name="T4">случайных величин по числовой оси, дисперсией, средним ква-</text:span></text:p>
      <text:p text:style-name="Standard"><text:span text:style-name="T4">дратическим отклонением, коэффициентом вариации, характери-</text:span></text:p>
      <text:p text:style-name="Standard"><text:span text:style-name="T4">зующими рассеяния случайной величины.</text:span></text:p>
      <text:p text:style-name="Standard"><text:span text:style-name="T4">Характеристики распределений используются в статистической</text:span></text:p>
      <text:p text:style-name="Standard"><text:span text:style-name="T4">трактовке (для обработки результатов наблюдений) и в вероят-</text:span></text:p>
      <text:p text:style-name="Standard"><text:span text:style-name="T4">ностной трактовке (для прогнозирования надежности).</text:span></text:p>
      <text:p text:style-name="Standard"><text:span text:style-name="T8">Математическое ожидание </text:span><text:span text:style-name="T4">(среднее значение) </text:span><text:span text:style-name="T8">m</text:span><text:span text:style-name="T9">x </text:span><text:span text:style-name="T8">— </text:span><text:span text:style-name="T4">основная</text:span></text:p>
      <text:p text:style-name="Standard"><text:span text:style-name="T4">и простейшая характеристика случайной величины </text:span><text:span text:style-name="T8">х</text:span><text:span text:style-name="T4">. Значение</text:span></text:p>
      <text:p text:style-name="Standard"><text:span text:style-name="T4">математического ожидания, определяемое по результатам наблю-</text:span></text:p>
      <text:p text:style-name="Standard"><text:span text:style-name="T4">дений как для дискретных, так и для непрерывных величин, на-</text:span></text:p>
      <text:p text:style-name="Standard"><text:span text:style-name="T4">зывают оценкой математического ожидания или оценкой средне-</text:span></text:p>
      <text:p text:style-name="Standard"><text:span text:style-name="T4">го значения </text:span><text:span text:style-name="T13">x </text:span><text:span text:style-name="T4">:</text:span></text:p>
      <text:p text:style-name="Standard"><draw:frame draw:style-name="fr1" text:anchor-type="as-char" svg:width="6.332cm" svg:height="7.355cm" draw:z-index="3"><draw:image xlink:href="Pictures/20000007000012AD000015B9664E953C.wmf" xlink:type="simple" xlink:show="embed" xlink:actuate="onLoad"/></draw:frame></text:p>
      <text:p text:style-name="P2"/>
      <text:p text:style-name="P2"/>
      <text:p text:style-name="Standard"><text:span text:style-name="T4">где </text:span><text:span text:style-name="T8">N </text:span><text:span text:style-name="T4">— общее число наблюдений; </text:span><text:span text:style-name="T8">x</text:span><text:span text:style-name="T9">i </text:span><text:span text:style-name="T4">— значение случайной ве-</text:span></text:p>
      <text:p text:style-name="Standard"><text:span text:style-name="T4">личины; </text:span><text:span text:style-name="T8">g</text:span><text:span text:style-name="T9">i </text:span><text:span text:style-name="T4">— число одинаковых значений </text:span><text:span text:style-name="T8">x</text:span><text:span text:style-name="T9">i</text:span><text:span text:style-name="T4">. Черта над обозначе-</text:span></text:p>
      <text:p text:style-name="Standard"><text:span text:style-name="T4">нием случайной величины означает среднее значение.</text:span></text:p>
      <text:p text:style-name="Standard"><text:span text:style-name="T5">Рис. 1.1. Плотность вероятности и</text:span></text:p>
      <text:p text:style-name="Standard"><text:span text:style-name="T5">числовые характеристики центра</text:span></text:p>
      <text:p text:style-name="Standard"><text:span text:style-name="T5">группирования случайной величи-</text:span></text:p>
      <text:p text:style-name="Standard"><text:span text:style-name="T5">ны:</text:span></text:p>
      <text:p text:style-name="P3"/>
      <text:p text:style-name="Standard"><text:soft-page-break/><draw:frame draw:style-name="fr1" text:anchor-type="as-char" svg:width="15.011cm" svg:height="8.255cm" draw:z-index="5"><draw:image xlink:href="Pictures/2000000700002C4D0000186131A341C5.wmf" xlink:type="simple" xlink:show="embed" xlink:actuate="onLoad"/></draw:frame><text:span text:style-name="T10"> 1 </text:span><text:span text:style-name="T6">— медиана; </text:span><text:span text:style-name="T10">2 </text:span><text:span text:style-name="T6">— мода; </text:span><text:span text:style-name="T10">3 </text:span><text:span text:style-name="T6">— математиче-</text:span></text:p>
      <text:p text:style-name="Standard"><text:span text:style-name="T6">ское ожидание</text:span></text:p>
      <text:p text:style-name="Standard"><text:span text:style-name="T3">15</text:span></text:p>
      <text:p text:style-name="Standard"><text:span text:style-name="T4">В формуле (1.1) суммируют все </text:span><text:span text:style-name="T8">N </text:span><text:span text:style-name="T4">членов, а в формуле (1.2) —</text:span></text:p>
      <text:p text:style-name="Standard"><text:span text:style-name="T4">число членов с разными значениями </text:span><text:span text:style-name="T8">x</text:span><text:span text:style-name="T9">i</text:span><text:span text:style-name="T4">. При достаточно большом</text:span></text:p>
      <text:p text:style-name="Standard"><text:span text:style-name="T4">числе наблюдений (испытаний) полагают, что </text:span><text:span text:style-name="T8">m</text:span><text:span text:style-name="T9">x </text:span><text:span text:style-name="T12">= </text:span><text:span text:style-name="T8">x</text:span><text:span text:style-name="T4">.</text:span></text:p>
      <text:p text:style-name="Standard"><text:span text:style-name="T4">В вероятностных задачах математическое ожидание определяют</text:span></text:p>
      <text:p text:style-name="Standard"><text:span text:style-name="T4">в зависимости от плотности распределения </text:span><text:span text:style-name="T8">f</text:span><text:span text:style-name="T4">(</text:span><text:span text:style-name="T8">x</text:span><text:span text:style-name="T4">) (для непрерывных</text:span></text:p>
      <text:p text:style-name="Standard"><text:span text:style-name="T4">величин) или вероятности </text:span><text:span text:style-name="T8">p</text:span><text:span text:style-name="T9">i </text:span><text:span text:style-name="T4">появления значений </text:span><text:span text:style-name="T8">x</text:span><text:span text:style-name="T9">i </text:span><text:span text:style-name="T4">(для дискрет-</text:span></text:p>
      <text:p text:style-name="Standard"><text:span text:style-name="T4">ных величин):</text:span></text:p>
      <text:p text:style-name="Standard"><draw:frame draw:style-name="fr1" text:anchor-type="as-char" svg:width="13.741cm" svg:height="3.281cm" draw:z-index="7"><draw:image xlink:href="Pictures/200000070000288D000009B125E3BB30.wmf" xlink:type="simple" xlink:show="embed" xlink:actuate="onLoad"/></draw:frame><text:span text:style-name="T9"> </text:span><text:span text:style-name="T4">(1.3)</text:span></text:p>
      <text:p text:style-name="P4"/>
      <text:p text:style-name="Standard"><text:span text:style-name="T8">Дисперсия случайной величины </text:span><text:span text:style-name="T4">— математическое ожидание</text:span></text:p>
      <text:p text:style-name="Standard"><text:span text:style-name="T4">квадрата отклонения этой величины от ее математического ожи-</text:span></text:p>
      <text:p text:style-name="Standard"><text:span text:style-name="T4">дания.</text:span></text:p>
      <text:p text:style-name="Standard"><text:span text:style-name="T8">Оценка дисперсии случайной величины </text:span><text:span text:style-name="T4">— среднее значение</text:span></text:p>
      <text:p text:style-name="Standard"><text:span text:style-name="T4">квадрата разности между значениями случайной величины и ее</text:span></text:p>
      <text:p text:style-name="Standard"><text:span text:style-name="T4">средним значением:</text:span></text:p>
      <text:p text:style-name="P2"/>
      <text:p text:style-name="Standard"><draw:frame draw:style-name="fr1" text:anchor-type="as-char" svg:width="9.719cm" svg:height="3.387cm" draw:z-index="9"><draw:image xlink:href="Pictures/2000000700001CAD00000A01DED7776A.wmf" xlink:type="simple" xlink:show="embed" xlink:actuate="onLoad"/></draw:frame><text:span text:style-name="T4"> (1.4)</text:span></text:p>
      <text:p text:style-name="Standard"><text:span text:style-name="T4">или</text:span></text:p>
      <text:p text:style-name="Standard"><draw:frame draw:style-name="fr1" text:anchor-type="as-char" svg:width="8.661cm" svg:height="2.805cm" draw:z-index="11"><draw:image xlink:href="Pictures/200000070000198D00000849AAAB69CA.wmf" xlink:type="simple" xlink:show="embed" xlink:actuate="onLoad"/></draw:frame><text:span text:style-name="T4"> (1.5)</text:span></text:p>
      <text:p text:style-name="Standard"><text:soft-page-break/><text:span text:style-name="T4">Слово «дисперсия» означает рассеяние и характеризует разброс</text:span></text:p>
      <text:p text:style-name="Standard"><text:span text:style-name="T4">случайной величины.</text:span></text:p>
      <text:p text:style-name="Standard"><text:span text:style-name="T4">Для непрерывных случайных величин</text:span></text:p>
      <text:p text:style-name="Standard"><draw:frame draw:style-name="fr1" text:anchor-type="as-char" svg:width="11.942cm" svg:height="3.016cm" draw:z-index="13"><draw:image xlink:href="Pictures/200000070000233D000008E96A3B8471.wmf" xlink:type="simple" xlink:show="embed" xlink:actuate="onLoad"/></draw:frame><text:span text:style-name="T4"> (1.6)</text:span></text:p>
      <text:p text:style-name="Standard"><text:span text:style-name="T4">Для дискретных случайных величин</text:span></text:p>
      <text:p text:style-name="Standard"><draw:frame draw:style-name="fr1" text:anchor-type="as-char" svg:width="9.402cm" svg:height="2.646cm" draw:z-index="15"><draw:image xlink:href="Pictures/2000000700001BBD000007D1157982D3.wmf" xlink:type="simple" xlink:show="embed" xlink:actuate="onLoad"/></draw:frame><text:span text:style-name="T4"> (1.7)</text:span></text:p>
      <text:p text:style-name="P2"/>
      <text:p text:style-name="Standard"><text:span text:style-name="T4">Дисперсия имеет размерность квадрата случайной величины.</text:span></text:p>
      <text:p text:style-name="Standard"><text:span text:style-name="T4">Поскольку удобнее пользоваться характеристикой рассеяния,</text:span></text:p>
      <text:p text:style-name="Standard"><text:span text:style-name="T4">имеющей ту же размерность, что и случайная величина, то была</text:span></text:p>
      <text:p text:style-name="Standard"><text:span text:style-name="T4">введена характеристика — среднее квадратическое отклонение,</text:span></text:p>
      <text:p text:style-name="Standard"><text:span text:style-name="T4">представляющее собой корень квадратный из дисперсии,</text:span></text:p>
      <text:p text:style-name="Standard"><draw:frame draw:style-name="fr1" text:anchor-type="as-char" svg:width="4.533cm" svg:height="1.746cm" draw:z-index="17"><draw:image xlink:href="Pictures/2000000700000D5D000005292FE973F1.wmf" xlink:type="simple" xlink:show="embed" xlink:actuate="onLoad"/></draw:frame><text:span text:style-name="T8"> </text:span><text:span text:style-name="T3">16</text:span></text:p>
      <text:p text:style-name="Standard"><text:span text:style-name="T4">Для оценки рассеяния с помощью безразмерной (относитель-</text:span></text:p>
      <text:p text:style-name="Standard"><text:span text:style-name="T4">ной) величины используют коэффициент вариации, равный от-</text:span></text:p>
      <text:p text:style-name="Standard"><text:span text:style-name="T4">ношению среднего квадратического отклонения к математическо-</text:span></text:p>
      <text:p text:style-name="Standard"><text:span text:style-name="T4">му ожиданию:</text:span></text:p>
      <text:p text:style-name="Standard"><text:span text:style-name="T11">v</text:span><text:span text:style-name="T9">x </text:span><text:span text:style-name="T12">= </text:span><text:span text:style-name="T8">S</text:span><text:span text:style-name="T9">x </text:span><text:span text:style-name="T4">/</text:span><text:span text:style-name="T8">m</text:span><text:span text:style-name="T9">x </text:span><text:span text:style-name="T4">.</text:span></text:p>
      <text:p text:style-name="Standard"><text:span text:style-name="T4">Дисперсия и среднее квадратическое отклонение являются</text:span></text:p>
      <text:p text:style-name="Standard"><text:span text:style-name="T4">гораздо более репрезентативными характеристиками рассеяния,</text:span></text:p>
      <text:p text:style-name="Standard"><text:span text:style-name="T4">например среднее арифметическое абсолютных значений откло-</text:span></text:p>
      <text:p text:style-name="Standard"><text:span text:style-name="T4">нений.</text:span></text:p>
      <text:p text:style-name="Standard"><text:span text:style-name="T8">Квантиль </text:span><text:span text:style-name="T4">— это среднее значение случайной величины, соот-</text:span></text:p>
      <text:p text:style-name="Standard"><text:span text:style-name="T4">ветствующее заданной вероятности. Квантиль, соответствующая</text:span></text:p>
      <text:p text:style-name="Standard"><text:span text:style-name="T4">вероятности 0,5, называется </text:span><text:span text:style-name="T8">медианой</text:span><text:span text:style-name="T4">. Медиана характеризует</text:span></text:p>
      <text:p text:style-name="Standard"><text:span text:style-name="T4">расположение центра группирования случайной величины. Пло-</text:span></text:p>
      <text:p text:style-name="Standard"><text:span text:style-name="T4">щадь под графиком функции плотности распределения делится</text:span></text:p>
      <text:p text:style-name="Standard"><text:span text:style-name="T4">медианой пополам.</text:span></text:p>
      <text:p text:style-name="Standard"><text:span text:style-name="T4">Для характеристики рассеяния случайной величины использу-</text:span></text:p>
      <text:p text:style-name="Standard"><text:span text:style-name="T4">ют также вероятностное отклонение, равное половине разности</text:span></text:p>
      <text:p text:style-name="Standard"><text:span text:style-name="T4">квантилей </text:span><text:span text:style-name="T8">х</text:span><text:span text:style-name="T7">0,75 </text:span><text:span text:style-name="T4">и </text:span><text:span text:style-name="T8">х</text:span><text:span text:style-name="T7">0,25</text:span><text:span text:style-name="T4">, т. е. значений случайной величины, соот-</text:span></text:p>
      <text:p text:style-name="Standard"><text:span text:style-name="T4">ветствующих вероятностям 0,75 и 0,25.</text:span></text:p>
      <text:p text:style-name="Standard"><text:span text:style-name="T8">Мода случайной величины </text:span><text:span text:style-name="T4">— наиболее вероятное значение</text:span></text:p>
      <text:p text:style-name="Standard"><text:span text:style-name="T4">или, иначе, то ее значение, при котором плотность вероятности</text:span></text:p>
      <text:p text:style-name="Standard"><text:span text:style-name="T4">максимальна.</text:span></text:p>
      <text:p text:style-name="Standard"><text:span text:style-name="T4">Аналогично с предыдущими характеристиками трансформи-</text:span></text:p>
      <text:p text:style-name="Standard"><text:span text:style-name="T4">руются термины «мода» и «медиана» в статистической трактовке.</text:span></text:p>
      <text:p text:style-name="Standard"><text:span text:style-name="T4">Для симметричного модального (т. е. имеющего один максимум)</text:span></text:p>
      <text:p text:style-name="Standard"><text:span text:style-name="T4">распределения математическое ожидание, мода и медиана со-</text:span></text:p>
      <text:p text:style-name="Standard"><text:span text:style-name="T4">впадаю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vantGardeGothicC-Demi" svg:font-family="AvantGardeGothicC-Demi" style:font-family-generic="roman" style:font-pitch="variable"/>
    <style:font-face style:name="SymbolMT" svg:font-family="SymbolM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ET-Italic" svg:font-family="TimesET-Italic" style:font-family-generic="roman" style:font-pitch="variable"/>
    <style:font-face style:name="TimesETAcCyr" svg:font-family="TimesETAcCyr" style:font-family-generic="roman" style:font-pitch="variable"/>
    <style:font-face style:name="TimesETAcCyr-Italic" svg:font-family="TimesETAcCyr-Italic" style:font-family-generic="roman" style:font-pitch="variable"/>
    <style:font-face style:name="Arial" svg:font-family="Arial" style:font-family-generic="swiss" style:font-pitch="variable"/>
    <style:font-face style:name="AvantGardeGothicC-Demi1" svg:font-family="AvantGardeGothicC-Dem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MT1" svg:font-family="SymbolMT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ET-Italic1" svg:font-family="TimesET-Italic" style:font-family-generic="system" style:font-pitch="variable"/>
    <style:font-face style:name="TimesETAcCyr1" svg:font-family="TimesETAcCyr" style:font-family-generic="system" style:font-pitch="variable"/>
    <style:font-face style:name="TimesETAcCyr-Italic1" svg:font-family="TimesETAcCyr-Italic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ody_20_text_20__2b__20_10.5_20_pt1" style:display-name="Body text + 10.5 pt1" style:family="text">
      <style:text-properties style:font-name="Times New Roman" fo:font-size="10.5pt" fo:font-style="italic" style:text-underline-style="none" fo:font-weight="bold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</meta:initial-creator>
    <dc:creator>S S</dc:creator>
    <meta:editing-cycles>1</meta:editing-cycles>
    <meta:creation-date>2019-06-01T12:01:00</meta:creation-date>
    <dc:date>2020-03-09T18:32:55.04</dc:date>
    <meta:editing-duration>PT7S</meta:editing-duration>
    <meta:generator>OpenOffice/4.1.6$Win32 OpenOffice.org_project/416m1$Build-9790</meta:generator>
    <meta:document-statistic meta:table-count="0" meta:image-count="9" meta:object-count="0" meta:page-count="4" meta:paragraph-count="114" meta:word-count="665" meta:character-count="51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